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905954400553938572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45435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372934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54098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782327549665940018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666717121974540702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5">2.<text:tab/>Next continue running but now adjust pace up and down in order to keep HR <text:tab/>near HR0. <text:s/>Record mile splits on a watch. <text:s/>The split for the 3rd mile is Tmax.</text:p>
          <text:p text:style-name="P66">Continued</text:p>
          <text:p text:style-name="P6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8088165603718705157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067265917811249289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537823618565075961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948976464043415904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9158002690766316424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488090602857757182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5">My right calf got tight and hurt again. <text:s/>I should run very easily for a while.</text:p>
      <text:p text:style-name="P25"/>
      <text:p text:style-name="P25">Wed May 14, 2019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6T16:13:57.38</dc:date>
    <dc:creator>James  Lombardi</dc:creator>
    <meta:editing-duration>P8DT17H35M55S</meta:editing-duration>
    <meta:editing-cycles>770</meta:editing-cycles>
    <meta:generator>OpenOffice/4.1.2$Win32 OpenOffice.org_project/412m3$Build-9782</meta:generator>
    <meta:document-statistic meta:table-count="0" meta:image-count="0" meta:object-count="0" meta:page-count="34" meta:paragraph-count="873" meta:word-count="11035" meta:character-count="55394"/>
  </office:meta>
</office:document-meta>
</file>